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so-NQueens_40-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.813768445001188" calcext:value-type="float">
            <text:p>0.813768445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AVERAGE([.A1:.A40])" office:value-type="float" office:value="6.57812683317488" calcext:value-type="float">
            <text:p>6.5781268332</text:p>
          </table:table-cell>
          <table:table-cell table:formula="of:=AVERAGE([.B1:.B40])" office:value-type="float" office:value="2977.3" calcext:value-type="float">
            <text:p>2977.3</text:p>
          </table:table-cell>
        </table:table-row>
        <table:table-row table:style-name="ro1">
          <table:table-cell office:value-type="float" office:value="0.212575919998926" calcext:value-type="float">
            <text:p>0.2125759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TDEV([.A1:.A40])" office:value-type="float" office:value="5.70248235785837" calcext:value-type="float">
            <text:p>5.7024823579</text:p>
          </table:table-cell>
          <table:table-cell table:formula="of:=STDEV([.B1:.B40])" office:value-type="float" office:value="2577.99052334595" calcext:value-type="float">
            <text:p>2577.990523346</text:p>
          </table:table-cell>
        </table:table-row>
        <table:table-row table:style-name="ro1">
          <table:table-cell office:value-type="float" office:value="1.67450674900101" calcext:value-type="float">
            <text:p>1.674506749</text:p>
          </table:table-cell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5.17249811599868" calcext:value-type="float">
            <text:p>5.172498116</text:p>
          </table:table-cell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13.8321771439987" calcext:value-type="float">
            <text:p>13.832177144</text:p>
          </table:table-cell>
          <table:table-cell office:value-type="float" office:value="6259" calcext:value-type="float">
            <text:p>6259</text:p>
          </table:table-cell>
          <table:table-cell table:number-columns-repeated="3"/>
        </table:table-row>
        <table:table-row table:style-name="ro1">
          <table:table-cell office:value-type="float" office:value="2.45134212799894" calcext:value-type="float">
            <text:p>2.451342128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2.0058009450004" calcext:value-type="float">
            <text:p>12.005800945</text:p>
          </table:table-cell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15.5866174000003" calcext:value-type="float">
            <text:p>15.5866174</text:p>
          </table:table-cell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float" office:value="10.4587000789998" calcext:value-type="float">
            <text:p>10.458700079</text:p>
          </table:table-cell>
          <table:table-cell office:value-type="float" office:value="4547" calcext:value-type="float">
            <text:p>4547</text:p>
          </table:table-cell>
          <table:table-cell table:number-columns-repeated="3"/>
        </table:table-row>
        <table:table-row table:style-name="ro1">
          <table:table-cell office:value-type="float" office:value="3.66827974199987" calcext:value-type="float">
            <text:p>3.668279742</text:p>
          </table:table-cell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9.09422780200111" calcext:value-type="float">
            <text:p>9.094227802</text:p>
          </table:table-cell>
          <table:table-cell office:value-type="float" office:value="4135" calcext:value-type="float">
            <text:p>4135</text:p>
          </table:table-cell>
          <table:table-cell table:number-columns-repeated="3"/>
        </table:table-row>
        <table:table-row table:style-name="ro1">
          <table:table-cell office:value-type="float" office:value="5.60700420300054" calcext:value-type="float">
            <text:p>5.607004203</text:p>
          </table:table-cell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3.08718247200159" calcext:value-type="float">
            <text:p>3.087182472</text:p>
          </table:table-cell>
          <table:table-cell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office:value-type="float" office:value="5.52486609500011" calcext:value-type="float">
            <text:p>5.524866095</text:p>
          </table:table-cell>
          <table:table-cell office:value-type="float" office:value="2501" calcext:value-type="float">
            <text:p>2501</text:p>
          </table:table-cell>
          <table:table-cell table:number-columns-repeated="3"/>
        </table:table-row>
        <table:table-row table:style-name="ro1">
          <table:table-cell office:value-type="float" office:value="0.0157060639994597" calcext:value-type="float">
            <text:p>0.0157060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.4193795010015" calcext:value-type="float">
            <text:p>15.419379501</text:p>
          </table:table-cell>
          <table:table-cell office:value-type="float" office:value="7069" calcext:value-type="float">
            <text:p>7069</text:p>
          </table:table-cell>
          <table:table-cell table:number-columns-repeated="3"/>
        </table:table-row>
        <table:table-row table:style-name="ro1">
          <table:table-cell office:value-type="float" office:value="2.71591832700142" calcext:value-type="float">
            <text:p>2.715918327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2.46448087799945" calcext:value-type="float">
            <text:p>2.464480878</text:p>
          </table:table-cell>
          <table:table-cell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1.09373486999903" calcext:value-type="float">
            <text:p>1.09373487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19.3961803170005" calcext:value-type="float">
            <text:p>19.396180317</text:p>
          </table:table-cell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1.1515445189998" calcext:value-type="float">
            <text:p>1.151544519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.41042384299908" calcext:value-type="float">
            <text:p>5.410423843</text:p>
          </table:table-cell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 office:value-type="float" office:value="8.59607756599871" calcext:value-type="float">
            <text:p>8.596077566</text:p>
          </table:table-cell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7.94945822500085" calcext:value-type="float">
            <text:p>7.949458225</text:p>
          </table:table-cell>
          <table:table-cell office:value-type="float" office:value="3663" calcext:value-type="float">
            <text:p>3663</text:p>
          </table:table-cell>
          <table:table-cell table:number-columns-repeated="3"/>
        </table:table-row>
        <table:table-row table:style-name="ro1">
          <table:table-cell office:value-type="float" office:value="3.559281120999" calcext:value-type="float">
            <text:p>3.559281121</text:p>
          </table:table-cell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7.49796831300046" calcext:value-type="float">
            <text:p>7.497968313</text:p>
          </table:table-cell>
          <table:table-cell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office:value-type="float" office:value="4.43245910299993" calcext:value-type="float">
            <text:p>4.432459103</text:p>
          </table:table-cell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3.96440533399982" calcext:value-type="float">
            <text:p>3.964405334</text:p>
          </table:table-cell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9.23796949399912" calcext:value-type="float">
            <text:p>9.237969494</text:p>
          </table:table-cell>
          <table:table-cell office:value-type="float" office:value="4287" calcext:value-type="float">
            <text:p>4287</text:p>
          </table:table-cell>
          <table:table-cell table:number-columns-repeated="3"/>
        </table:table-row>
        <table:table-row table:style-name="ro1">
          <table:table-cell office:value-type="float" office:value="4.49517219500012" calcext:value-type="float">
            <text:p>4.495172195</text:p>
          </table:table-cell>
          <table:table-cell office:value-type="float" office:value="1999" calcext:value-type="float">
            <text:p>1999</text:p>
          </table:table-cell>
          <table:table-cell table:number-columns-repeated="3"/>
        </table:table-row>
        <table:table-row table:style-name="ro1">
          <table:table-cell office:value-type="float" office:value="5.58384687999933" calcext:value-type="float">
            <text:p>5.58384688</text:p>
          </table:table-cell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7.73817531299937" calcext:value-type="float">
            <text:p>7.738175313</text:p>
          </table:table-cell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26.7547711320003" calcext:value-type="float">
            <text:p>26.754771132</text:p>
          </table:table-cell>
          <table:table-cell office:value-type="float" office:value="11908" calcext:value-type="float">
            <text:p>11908</text:p>
          </table:table-cell>
          <table:table-cell table:number-columns-repeated="3"/>
        </table:table-row>
        <table:table-row table:style-name="ro1">
          <table:table-cell office:value-type="float" office:value="7.26581257399994" calcext:value-type="float">
            <text:p>7.265812574</text:p>
          </table:table-cell>
          <table:table-cell office:value-type="float" office:value="3246" calcext:value-type="float">
            <text:p>3246</text:p>
          </table:table-cell>
          <table:table-cell table:number-columns-repeated="3"/>
        </table:table-row>
        <table:table-row table:style-name="ro1">
          <table:table-cell office:value-type="float" office:value="1.08125567799834" calcext:value-type="float">
            <text:p>1.081255678</text:p>
          </table:table-cell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7.92038928799957" calcext:value-type="float">
            <text:p>7.920389288</text:p>
          </table:table-cell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1.81421921000037" calcext:value-type="float">
            <text:p>1.81421921</text:p>
          </table:table-cell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1.72891755799901" calcext:value-type="float">
            <text:p>1.728917558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4.27232657999957" calcext:value-type="float">
            <text:p>4.27232658</text:p>
          </table:table-cell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2.3756522040003" calcext:value-type="float">
            <text:p>12.375652204</text:p>
          </table:table-cell>
          <table:table-cell office:value-type="float" office:value="5670" calcext:value-type="float">
            <text:p>56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2T02:45:05.363665076</dc:date>
    <meta:editing-duration>PT1M7S</meta:editing-duration>
    <meta:editing-cycles>1</meta:editing-cycles>
    <meta:document-statistic meta:table-count="1" meta:cell-count="84" meta:object-count="0"/>
    <meta:generator>LibreOffice/4.4.4.3$Linux_X86_64 LibreOffice_project/40m0$Build-3</meta:generator>
  </office:meta>
</office:document-meta>
</file>